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3" style:family="paragraph" style:parent-style-name="Standard" style:master-page-name="Standard">
      <style:paragraph-properties style:page-number="1"/>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breus 12.1-13</text:p>
      <text:p text:style-name="Standard"/>
      <text:p text:style-name="Standard">Introdução </text:p>
      <text:p text:style-name="Standard"/>
      <text:p text:style-name="Standard">Vimos que existem três marcas para reconhecermos se uma igreja é verdadeira. Essa igreja precisa: 1) Pregar a Bíblia de forma que o Evangelho de Cristo seja o centro da mensagem; 2) Administrar corretamente os Sacramentos, que são apenas dois: o Batismo e a Santa Ceia; e 3) Administrar corretamente a disciplina. O tema desta aula é sobre essa terceira marca: a disciplina. </text:p>
      <text:p text:style-name="Standard"/>
      <text:p text:style-name="P1">Dt 8.5. O autor da carta aos hebreus está justamente fazendo uma exposição sobre o que o Antigo Testamento fala sobre disciplina, numa das primeiras ocorrências dessa palavra ali. Disciplina é a qualidade que um discípulo tem de ser como o seu mestre. Na nossa própria língua, ela é um adjetivo para alguém indulgente ou treinado para seguir um certo padrão, e capaz de identificar e corrigir quando houver desvios desse padrão. Rm 3.26 diz que em Adão, todos pecamos, o que significa literalmente que todos 'erramos o alvo', que por natureza estamos simplesmente abaixo do padrão esperado por Deus. Acontece que nós não quebramos esse padrão simplesmente por causa da culpa congênita de Adão, mas acrescentamos muitos pecados a isso (Rm 5.16), porque mesmo no crente, a carne milita contra o espírito (Gn 6.3), ou seja, pela nossa vontade e pensamentos, desejamos constantemente quebrar esse padrão e 'seguir o coração' como diz o Walt Disney.</text:p>
      <text:p text:style-name="P1"/>
      <text:p text:style-name="P1">Quando ocorre em nós o mistério do novo nascimento, e somos enxertados no corpo de Cristo, isso é apenas um ponto de partida, no sentido que nossos pecados são todos perdoados e ninguém pode mais nos arrancar das mãos de Cristo, mas você não recebe ali uma carteirinha de crente ou um certificado de eleito, de forma que toda a carreira cristã se trata de confirmar que você foi, de fato chamado, selado e justificado pela fé na obra de Cristo, o que os teólogos chamam de Perseverança dos Santos, ou Certeza da Salvação. A implicação disso é que, até o último dia da nossa vida, precisamos ser disciplinados, ou discipulados no convívio da Igreja, no meio da qual o Senhor Jesus caminha como na visão dos sete candeeiros, onde Ele instituiu uma ordem e investiu líderes conforme a Sua própria Palavra e que serão cobrados pelo rebanho que Ele comprou com Seu próprio sangue e que esses líderes receberam a <text:s/>responsabilidade de apascentar.</text:p>
      <text:p text:style-name="P1"/>
      <text:p text:style-name="P1">Mas porque isso é tão importante ao ponto da disciplina ser uma marca distintiva de uma igreja verdadeira? Primeiro, a disciplina é o método estabelecido pelo Senhor Jesus para santificar a Igreja como um corpo, porque sem santificação ninguém verá a Deus (vs. 1 Hb 12). O objetivo da disciplina é deixarmos o pecado e sermos restaurados à comunhão do corpo de Cristo para sermos participantes da santidade de Deus (Ef. 5.1; vs. 10 Hb 12). </text:p>
      <text:p text:style-name="P1"/>
      <text:p text:style-name="P1">Em segundo lugar, a disciplina se trata da própria natureza da salvação. Deus nos salvou do quê? Não afirmamos que Cristo morreu para tirar os nossos pecados? Então não foi simplesmente para que eu ficasse livre do inferno, mas continuasse escravo dos mesmos pecados pelos quais Cristo teria morrido. Ef. 5.5-6. Ou o Senhor Jesus morreu para pagar pelos meus pecados e então eu serei limpo deles nessa vida segundo a estatura da fé que Deus deu a cada um, segundo a medida da imagem de Cristo (e isso não significa perfeccionismo, porque, lembre: a santificação é um processo que continua até o nosso último dia aqui), ou eu continuo neste mundo, preso aos meus pecados e terei de pagá-los eternamente no inferno, porque na verdade eles não foram expiados na Cruz e a ira de Deus permanece sobre Mim. Isso está ligado nossa profissão de fé, porque a fé verdadeira não é apenas um assentimento intelectual. Não podemos afirmar que temos um conhecimento experimental de Deus e, ao mesmo tempo, viver um estilo de vida inconsistente, ou desconectado dessa confissão. Os demônios também crêem que Deus existe, e inclusive vemos nos evangelhos eles confessarem que Cristo é o Filho de Deus, mas isso causa ódio e medo neles e não arrependimento e mudança. <text:s/></text:p>
      <text:p text:style-name="P1"/>
      <text:p text:style-name="P1">Em primeiro lugar vamos ver qual a base bíblica para a disciplina e depois em que contexto o Senhor Jesus ordena que ela seja aplicada. </text:p>
      <text:p text:style-name="Standard"/>
      <text:p text:style-name="Standard">A disciplina e as chaves do Reino</text:p>
      <text:p text:style-name="Standard"/>
      <text:p text:style-name="P1">Mt 16:18,19. ‘Dar as chaves do Reino’ aqui significa que, desde que esteja edificada sobre o fundamento dos apóstolos, a Igreja está investida de autoridade para abrir e fechar a porta do Reino de Deus aos homens para os quais Cristo os enviar. Então, como eu posso saber se eu devo me submeter à disciplina de determinada igreja ou mesmo se essa igreja tem autoridade da parte de Deus para abrir para mim as portas do Reino? Primeiro, como a Igreja abre as portas do céu? 1Co 3.11, diz: </text:p>
      <text:p text:style-name="P2"><text:span text:style-name="T1">“Porque ninguém pode lançar outro fundamento, além do que foi posto, o qual é Jesus Cristo.”</text:span>; Ef 2.20-22; 2Jo 1.7-10.</text:p>
      <text:p text:style-name="P1">Então, apenas aqueles que têm o verdadeiro Evangelho de Cristo, têm autoridade para abrir as portas do Reino de Deus. Isso não quer dizer que como pregador eu posso selecionar ao meu bel prazer aqueles que vão entrar ou sair da igreja, porque Deus escolhe a quem quer e, muitas vezes, Ele escolhe pessoas que nós mesmos nunca escolheríamos (Mc 9.38-41). </text:p>
      <text:p text:style-name="P1"/>
      <text:p text:style-name="P1">Mt 18:15-20; Lc 17:3. Então, como o Senhor fala em outro momento sobre suportar as faltas uns dos outros, agora Ele prescreve um método pelo qual podemos fazer isso sem negligenciar a obrigação de corrigir essas faltas, para não corrermos o risco de acharmos que amor é ficar lisonjeado uns aos outros e fazer vistas grossas para erros que o próprio Deus não tolera. Na mesma fórmula, o Senhor nos dá a medida para também não sermos duros demais ao ponto de esmagar aquele que está quebrado nem de apagar a chama do pavio queimado. Assim, como Ele mesmo diz, ganhamos o nosso irmão faltoso para Deus, porque é para isso que Ele nos dá as chaves do Reino. </text:p>
      <text:p text:style-name="P1"/>
      <text:p text:style-name="P1">O vs. 15 trata a disciplina apenas de forma privada. Se um crente pecar contra outro irmão, ou seja, no momento em que estão envolvidas apenas duas partes, essas devem se entender de acordo com o que está escrito na Palavra de Deus. Se, nesse ponto (no vs 15 mesmo) houver arrependimento e conversão, deve haver perdão e o caso está resolvido sem necessidade que outras pessoas saibam. Nesse contexto, os reformadores costumavam dizer que ‘a Bíblia é nossa’, no sentido de que os crentes têm por meio da Palavra revelada de Deus o dom de discernir o certo e o errado, e de, eles mesmos julgarem certas situações sem causar escândalo público, o que os incrédulos não podem (1Co 6.1-5).</text:p>
      <text:p text:style-name="P1"><text:soft-page-break/></text:p>
      <text:p text:style-name="P1">Cabe uma ressalva, que o que está no vs. 15 não é o mesmo procedimento para pecados públicos, ou seja, quando o caso é visto e sabido por todos, inclusive os de fora da igreja. Pode ser que alguém seja desonesto nos seus negócios ou cometeu imoralidade abertamente como o que Paulo relata em 1Co 5. Nesses casos, como aconteceu em Corinto, o julgamento deve ser público, como veremos em seguida (1Tm 5.20).</text:p>
      <text:p text:style-name="P1"/>
      <text:p text:style-name="P1">Segundo prescrito a partir do vs. 16, se, por outro lado, houver negação por parte de quem causou o agravo, ou se houver dissimulação, quando essa mesma pessoa se diz arrependida, mas reincide no mesmo agravo, então, na forma da Lei mosaica, deve-se apresentar o caso a igreja, havendo necessariamente a presença de duas ou três testemunhas. Esse é o contexto em que o Senhor Jesus diz (cf. vs 20) que onde houverem dois ou três em Seu nome, Cristo estará ali dando autoridade para aqueles oficiais e ratificando no Céu aquilo que pela autoridade investida a eles for ligado na terra. </text:p>
      <text:p text:style-name="P1"/>
      <text:p text:style-name="P1">Há um parêntese importante aqui, que o pastor R. C. Sproul coloca sobre os vs. 18-19. Nesses vs. o Senhor não está dizendo que, quando nos reunirmos na verdadeira Igreja e houverem dois ou três crentes ali, quando eles pedirem a Deus algo sobre o que estão de acordo, que Deus está garantindo nessa circunstância que o que eles pedirem será ligado no Céu. Aí o pastor Sproul dá o seguinte exemplo: Nós podemos chegar aqui e concordarmos em pedir para que Deus acabe com as guerras no mundo ou que Ele cure em específico uma pessoa que sofre de uma doença terminal. Se essa fosse a interpretação correta, Deus deveria conceder tudo o que pedíssemos nessas circunstâncias, o que, de acordo com esse texto claramente não é o caso. </text:p>
      <text:p text:style-name="P1"/>
      <text:p text:style-name="P1">Se não é isso o que o Senhor quer dizer, o que significa então, ‘o que ligardes na terra terá sido ligado no céu’, nesse contexto? Como vimos essa expressão em Mt 16, no contexto da pregação do Evangelho, quando Deus liga essas coisas no céu, ordena a sua bênção no meio da congregação e a vida para sempre, Ele está falando isso no contexto da disciplina, que acontece na igreja verdadeira. Da mesma forma que, quando um oficial é investido na igreja que tem aquelas marcas, isso não é necessariamente só a vontade da congregação, mas isso reflete em última instância a ordenação de Deus, no ato da disciplina também, Deus considera essa autoridade com a qual Ele investiu os seus ministros, e ratifica a decisão deles nesse momento. Com essas palavras o Senhor Jesus deixa um alerta solene para aqueles que porventura não se submetem à disciplina sobre o pretexto de não aceitar julgamento humano. </text:p>
      <text:p text:style-name="P1"/>
      <text:p text:style-name="P1">Ainda nesse ponto, quem tem autoridade para julgar os casos de disciplina? No momento em que Cristo dá essas instruções ainda não havia uma estrutura eclesiástica que reconhecesse a autoridade do Senhor Jesus, porque isso viria a acontecer somente depois do pentecostes. No vs 16 vemos que o Senhor aplica o mesmo princípio da Lei em que para uma acusação ser apresentada, deveria haver pelo menos duas ou três testemunhas, de forma que segundo a mesma Lei naquele momento o Sinédrio que era composto por anciãos do povo conforme instituído por Moisés e Jetro na peregrinação do deserto. Na igreja Presbiteriana, temos aquela estrutura conciliar representativa conforme apresentada pelo pb. Dante, de forma que os anciãos são responsáveis por administrar os atos de governo que incluem a disciplina.</text:p>
      <text:p text:style-name="P1"/>
      <text:p text:style-name="P1">vs. 17 “<text:span text:style-name="T1">...considera-o como gentio e publicano.</text:span>” 1Co 5.3-13. Em última instância, se o acusado insiste no erro, ele deve ser excluído da comunhão da Igreja. Mas quais as implicações disso? A ideia, tanto aqui como no texto de Mt 18, é que nós temos em Cristo o exemplo e o padrão da perfeição, que não vamos alcançar plenamente, mas que não podemos nos recusar de maneira contumaz em nos ajustar com esse padrão. Quando alguém faz isso, essa pessoa deve ser deixada para que os seus atos sejam levados às últimas consequências. É disso que Paulo está falando no vs 5 de 1Co 5, que a pessoa deve ser entregue a Satanás, o que não é nada agradável. e parece até ser desprovido de amor, mas não podemos esquecer que Paulo escreve essa carta divinamente inspirado e trata essas pessoas como um pastor que cuida das ovelhas. O intuito de Paulo e, em última instância quando isso ocorre na igreja, é que essa pessoa que está passando pela exclusão, assim como o filho pródigo, depois de perambular fora da proteção da sua casa, ainda que ela acabe faminta, surrada e pilhada dos seus bens, possa finalmente enxergar sua situação e volte para onde ela tem tudo e no final a vida eterna. </text:p>
      <text:p text:style-name="P1"/>
      <text:p text:style-name="P1">Então, quando o Senhor Jesus afirma que essa pessoa seja tratada como gentio e publicano, Paulo dá a interpretação disso nos vs 9-13 de 1Co 5. Ele diz que eles nem assentassem para comer com aquela pessoa. Na cultura judaica, comer com alguém tem conotação de intimidade, como se ao tomar uma refeição com alguém, muito mais do na nossa cultura ocidental, você estaria admitindo essa pessoa com todos os seus costumes e pressupostos, no seio da sua casa. Isso é semelhante ao que João fala na segunda carta sobre quando você hospeda alguém que ultrapassa a doutrina de Cristo, que você se torna cúmplice das suas obras má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2030" meta:character-count="11664" meta:non-whitespace-character-count="9641"/>
    <meta:generator>LibreOfficeDev/6.0.5.2$Linux_X86_64 LibreOffice_project/</meta:generator>
  </office:meta>
</office:document-meta>
</file>